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D60000029DF696ED814E861F4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033cm" svg:height="6.893cm" svg:x="1.001cm" svg:y="0.977cm">
          <draw:image xlink:href="Pictures/10000201000006D60000029DF696ED814E861F47.png" xlink:type="simple" xlink:show="embed" xlink:actuate="onLoad" loext:mime-type="image/png">
            <text:p/>
          </draw:image>
        </draw:frame>
        <draw:frame draw:style-name="gr1" draw:text-style-name="P1" draw:layer="layout" svg:width="18.033cm" svg:height="6.893cm" svg:x="1.001cm" svg:y="21.778cm">
          <draw:image xlink:href="Pictures/10000201000006D60000029DF696ED814E861F47.png" xlink:type="simple" xlink:show="embed" xlink:actuate="onLoad" loext:mime-type="image/png">
            <text:p/>
          </draw:image>
        </draw:frame>
        <draw:frame draw:style-name="gr1" draw:text-style-name="P1" draw:layer="layout" svg:width="18.033cm" svg:height="6.892cm" svg:x="1.001cm" svg:y="7.902cm">
          <draw:image xlink:href="Pictures/10000201000006D60000029DF696ED814E861F47.png" xlink:type="simple" xlink:show="embed" xlink:actuate="onLoad" loext:mime-type="image/png">
            <text:p/>
          </draw:image>
        </draw:frame>
        <draw:frame draw:style-name="gr1" draw:text-style-name="P1" draw:layer="layout" svg:width="18.033cm" svg:height="6.892cm" svg:x="1.001cm" svg:y="14.863cm">
          <draw:image xlink:href="Pictures/10000201000006D60000029DF696ED814E861F47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0T13:58:02.315819737</meta:creation-date>
    <dc:date>2022-03-20T13:59:33.467095577</dc:date>
    <meta:editing-duration>PT1M31S</meta:editing-duration>
    <meta:editing-cycles>1</meta:editing-cycles>
    <meta:document-statistic meta:object-count="4"/>
    <meta:generator>LibreOffice/6.4.7.2$Linux_X86_64 LibreOffice_project/40$Build-2</meta:generator>
  </office:meta>
</office:document-meta>
</file>